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F000000BE262EBEFEE9AB28D9.png" manifest:media-type="image/png"/>
  <manifest:file-entry manifest:full-path="Pictures/100002010000041B0000028E5B86DCE25731A2A2.png" manifest:media-type="image/png"/>
  <manifest:file-entry manifest:full-path="Pictures/10000201000003F3000002E82FD863E29DE474A7.png" manifest:media-type="image/png"/>
  <manifest:file-entry manifest:full-path="Pictures/100002010000063D00000126B45B0D9FA999763C.png" manifest:media-type="image/png"/>
  <manifest:file-entry manifest:full-path="Pictures/10000201000003FD0000005CC0C86945208892D0.png" manifest:media-type="image/png"/>
  <manifest:file-entry manifest:full-path="Pictures/10000201000003C80000014F8CC396D53B934509.png" manifest:media-type="image/png"/>
  <manifest:file-entry manifest:full-path="Pictures/10000201000002C60000009858DE61FA18D51F4A.png" manifest:media-type="image/png"/>
  <manifest:file-entry manifest:full-path="Pictures/100002010000024B0000010D5B1DEC97919D23D2.png" manifest:media-type="image/png"/>
  <manifest:file-entry manifest:full-path="Pictures/1000020100000381000000AD822667B70AF87D47.png" manifest:media-type="image/png"/>
  <manifest:file-entry manifest:full-path="Pictures/1000020100000264000000A1DBFBE70ACF3E13B7.png" manifest:media-type="image/png"/>
  <manifest:file-entry manifest:full-path="Pictures/10000201000001B300000171B751CC14C2A66448.png" manifest:media-type="image/png"/>
  <manifest:file-entry manifest:full-path="Pictures/100002010000016F000000C492935B5E845A584B.png" manifest:media-type="image/png"/>
  <manifest:file-entry manifest:full-path="Pictures/100002010000019F000000D316D0AFB5B5D655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gramming Exercis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979cm" svg:height="5.582cm" svg:x="16.453cm" svg:y="3.257cm">
          <draw:image xlink:href="Pictures/100002010000019F000000D316D0AFB5B5D65598.png" xlink:type="simple" xlink:show="embed" xlink:actuate="onLoad" loext:mime-type="image/png">
            <text:p/>
          </draw:image>
        </draw:frame>
        <draw:frame draw:style-name="gr1" draw:text-style-name="P2" draw:layer="layout" svg:width="11.508cm" svg:height="9.762cm" svg:x="3.224cm" svg:y="3.954cm">
          <draw:image xlink:href="Pictures/10000201000001B300000171B751CC14C2A66448.png" xlink:type="simple" xlink:show="embed" xlink:actuate="onLoad" loext:mime-type="image/png">
            <text:p/>
          </draw:image>
        </draw:frame>
        <draw:frame draw:style-name="gr1" draw:text-style-name="P2" draw:layer="layout" svg:width="9.709cm" svg:height="5.185cm" svg:x="16.453cm" svg:y="9.398cm">
          <draw:image xlink:href="Pictures/100002010000016F000000C492935B5E845A58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Programming Exerci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6.192cm" svg:height="4.259cm" svg:x="6.604cm" svg:y="3.556cm">
          <draw:image xlink:href="Pictures/1000020100000264000000A1DBFBE70ACF3E13B7.png" xlink:type="simple" xlink:show="embed" xlink:actuate="onLoad" loext:mime-type="image/png">
            <text:p/>
          </draw:image>
        </draw:frame>
        <draw:frame draw:style-name="gr1" draw:text-style-name="P2" draw:layer="layout" svg:width="15.53cm" svg:height="7.116cm" svg:x="6.314cm" svg:y="7.616cm">
          <draw:image xlink:href="Pictures/100002010000024B0000010D5B1DEC97919D2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ion Exerci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5.611cm" svg:height="8.863cm" svg:x="1.4cm" svg:y="3.075cm">
          <draw:image xlink:href="Pictures/10000201000003C80000014F8CC396D53B934509.png" xlink:type="simple" xlink:show="embed" xlink:actuate="onLoad" loext:mime-type="image/png">
            <text:p/>
          </draw:image>
        </draw:frame>
        <draw:frame draw:style-name="gr1" draw:text-style-name="P2" draw:layer="layout" svg:width="18.784cm" svg:height="4.021cm" svg:x="7.378cm" svg:y="11.473cm">
          <draw:image xlink:href="Pictures/10000201000002C60000009858DE61FA18D51F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Execution Exerci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013cm" svg:height="2.433cm" svg:x="1.016cm" svg:y="7.727cm">
          <draw:image xlink:href="Pictures/10000201000003FD0000005CC0C86945208892D0.png" xlink:type="simple" xlink:show="embed" xlink:actuate="onLoad" loext:mime-type="image/png">
            <text:p/>
          </draw:image>
        </draw:frame>
        <draw:frame draw:style-name="gr1" draw:text-style-name="P2" draw:layer="layout" svg:width="23.732cm" svg:height="4.576cm" svg:x="1.922cm" svg:y="3.257cm">
          <draw:image xlink:href="Pictures/1000020100000381000000AD822667B70AF87D47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5.153cm" svg:x="0.254cm" svg:y="10.16cm">
          <draw:image xlink:href="Pictures/100002010000063D00000126B45B0D9FA99976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Execution Exerci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279cm" svg:height="9.772cm" svg:x="0.672cm" svg:y="3.69cm">
          <draw:image xlink:href="Pictures/10000201000003F3000002E82FD863E29DE474A7.png" xlink:type="simple" xlink:show="embed" xlink:actuate="onLoad" loext:mime-type="image/png">
            <text:p/>
          </draw:image>
        </draw:frame>
        <draw:frame draw:style-name="gr1" draw:text-style-name="P2" draw:layer="layout" svg:width="14.895cm" svg:height="9.269cm" svg:x="13.951cm" svg:y="3.69cm">
          <draw:image xlink:href="Pictures/100002010000041B0000028E5B86DCE25731A2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Execution Exerci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5.373cm" svg:height="5.026cm" svg:x="2.627cm" svg:y="5.08cm">
          <draw:image xlink:href="Pictures/10000201000003BF000000BE262EBEFEE9AB28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7:16:20.086122891</meta:creation-date>
    <dc:date>2020-10-25T17:26:49.238463471</dc:date>
    <meta:editing-duration>PT10M30S</meta:editing-duration>
    <meta:editing-cycles>1</meta:editing-cycles>
    <meta:document-statistic meta:object-count="58"/>
    <meta:generator>LibreOffice/6.4.6.2$Linux_X86_64 LibreOffice_project/40$Build-2</meta:generator>
  </office:meta>
</office:document-meta>
</file>